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4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5" style:family="table-cell" style:parent-style-name="Default">
      <style:table-cell-properties style:glyph-orientation-vertical="0" fo:background-color="#b2b2b2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automatic"/>
      <style:paragraph-properties fo:text-align="start" fo:margin-left="20.01pt" style:writing-mode="lr-tb"/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3" table:default-cell-style-name="ce13"/>
        <table:table-column table:style-name="co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Mg 0</text:p>
          </table:table-cell>
          <table:table-cell table:style-name="ce4" office:value-type="string" calcext:value-type="string">
            <text:p>Ad 1</text:p>
          </table:table-cell>
          <table:table-cell table:style-name="ce4" office:value-type="string" calcext:value-type="string">
            <text:p>Lrc 2</text:p>
          </table:table-cell>
          <table:table-cell table:style-name="ce4" office:value-type="string" calcext:value-type="string">
            <text:p>Na 3</text:p>
          </table:table-cell>
          <table:table-cell table:style-name="ce4" office:value-type="string" calcext:value-type="string">
            <text:p>Cc 4</text:p>
          </table:table-cell>
          <table:table-cell table:style-name="ce4" office:value-type="string" calcext:value-type="string">
            <text:p>Cg 5</text:p>
          </table:table-cell>
          <table:table-cell table:style-name="ce4" office:value-type="string" calcext:value-type="string">
            <text:p>A 6</text:p>
          </table:table-cell>
          <table:table-cell table:style-name="ce4" office:value-type="string" calcext:value-type="string">
            <text:p>B 7</text:p>
          </table:table-cell>
          <table:table-cell table:style-name="ce4" office:value-type="string" calcext:value-type="string">
            <text:p>C 8</text:p>
          </table:table-cell>
          <table:table-cell table:style-name="ce4" office:value-type="string" calcext:value-type="string">
            <text:p>D 9</text:p>
          </table:table-cell>
          <table:table-cell table:style-name="ce4" office:value-type="string" calcext:value-type="string">
            <text:p>E 10</text:p>
          </table:table-cell>
          <table:table-cell table:style-name="ce4" office:value-type="string" calcext:value-type="string">
            <text:p>F 11</text:p>
          </table:table-cell>
          <table:table-cell table:style-name="ce4" office:value-type="string" calcext:value-type="string">
            <text:p>G 12</text:p>
          </table:table-cell>
          <table:table-cell table:style-name="ce4" office:value-type="string" calcext:value-type="string">
            <text:p>H 13</text:p>
          </table:table-cell>
          <table:table-cell table:style-name="ce4" office:value-type="string" calcext:value-type="string">
            <text:p>Hp 14</text:p>
          </table:table-cell>
          <table:table-cell table:style-name="ce4" office:value-type="string" calcext:value-type="string">
            <text:p>Oat 15</text:p>
          </table:table-cell>
          <table:table-cell table:style-name="ce4" office:value-type="string" calcext:value-type="string">
            <text:p>Sc 1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g 0 </text:p>
          </table:table-cell>
          <table:table-cell table:style-name="ce15" office:value-type="string" calcext:value-type="string">
            <text:p>{</text:p>
          </table:table-cell>
          <table:table-cell table:style-name="ce15" office:value-type="string" calcext:value-type="string">
            <text:p>{"0",""},</text:p>
          </table:table-cell>
          <table:table-cell table:number-columns-repeated="14" table:style-name="ce15" office:value-type="string" calcext:value-type="string">
            <text:p>{"1" , "_~e_D_zc|MTzAEBCBCBADAF?F@D@BBDBBB@B@B@dA|GHDHGH^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3"/>
          <table:table-cell/>
        </table:table-row>
        <table:table-row table:style-name="ro1">
          <table:table-cell office:value-type="string" calcext:value-type="string">
            <text:p>Ad 1</text:p>
          </table:table-cell>
          <table:table-cell table:style-name="ce15" office:value-type="string" calcext:value-type="string">
            <text:p>{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2","_ze_Dkkc|MfAhH"},</text:p>
          </table:table-cell>
          <table:table-cell table:style-name="ce16" office:value-type="string" calcext:value-type="string">
            <text:p>{"3","_ze_Dkkc|Mb@xCfAWDAD@D@B?~@Y"},</text:p>
          </table:table-cell>
          <table:table-cell table:number-columns-repeated="2" table:style-name="ce16" office:value-type="string" calcext:value-type="string">
            <text:p>{"2","_ze_Dkkc|MfAhH"},</text:p>
          </table:table-cell>
          <table:table-cell table:number-columns-repeated="8" table:style-name="ce16" office:value-type="string" calcext:value-type="string">
            <text:p>{"7","y}e_Dcdc|MRg@b@RPCXAd@WP_@c@wC"},</text:p>
          </table:table-cell>
          <table:table-cell table:style-name="ce16" office:value-type="string" calcext:value-type="string">
            <text:p>{"14","_ze_Dkkc|M@FcBZQ@ODIJCNEPe@JBV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Lrc 2</text:p>
          </table:table-cell>
          <table:table-cell table:style-name="ce15" office:value-type="string" calcext:value-type="string">
            <text:p>{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3","}we_Dcbc|M]mCfAWDAD@D@B?~@Y"},</text:p>
          </table:table-cell>
          <table:table-cell table:style-name="ce15" office:value-type="string" calcext:value-type="string">
            <text:p>{"4","wwe_Dabc|My@HB`@]H"},</text:p>
          </table:table-cell>
          <table:table-cell table:style-name="ce15" office:value-type="string" calcext:value-type="string">
            <text:p>{"5","wwe_Dabc|My@H@`@H`@x@hB"},</text:p>
          </table:table-cell>
          <table:table-cell table:number-columns-repeated="9" table:style-name="ce15" office:value-type="string" calcext:value-type="string">
            <text:p>{"7","wwe_Dabc|Me@mCMRWRQHg@De@YUj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3"/>
          <table:table-cell/>
        </table:table-row>
        <table:table-row table:style-name="ro1">
          <table:table-cell office:value-type="string" calcext:value-type="string">
            <text:p>Na 3</text:p>
          </table:table-cell>
          <table:table-cell table:style-name="ce15" office:value-type="string" calcext:value-type="string">
            <text:p>{</text:p>
          </table:table-cell>
          <table:table-cell table:number-columns-repeated="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3",""},</text:p>
          </table:table-cell>
          <table:table-cell table:style-name="ce16" office:value-type="string" calcext:value-type="string">
            <text:p>{"2","}we_Dcbc|M]mCfAWDAD@D@B?~@Y"},</text:p>
          </table:table-cell>
          <table:table-cell table:style-name="ce16" office:value-type="string" calcext:value-type="string">
            <text:p>{"5","}se_Dahc|M?F?D@BBBBBD?BAHZTEPFiCpGGb@MB"},</text:p>
          </table:table-cell>
          <table:table-cell table:number-columns-repeated="9" table:style-name="ce16" office:value-type="string" calcext:value-type="string">
            <text:p>{"7","y}e_Dcdc|MRg@b@RPCXAd@WP_@~Ck@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Cc 4</text:p>
          </table:table-cell>
          <table:table-cell table:style-name="ce15" office:value-type="string" calcext:value-type="string">
            <text:p>{</text:p>
          </table:table-cell>
          <table:table-cell table:number-columns-repeated="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4",""},</text:p>
          </table:table-cell>
          <table:table-cell table:style-name="ce15" office:value-type="string" calcext:value-type="string">
            <text:p>{"5","ize_Dm`c|MLCtAbC"},</text:p>
          </table:table-cell>
          <table:table-cell table:number-columns-repeated="9" table:style-name="ce15" office:value-type="string" calcext:value-type="string">
            <text:p>{"7","y}e_Dcdc|MRg@b@RVEHJGl@Fl@Rf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Cg 5</text:p>
          </table:table-cell>
          <table:table-cell table:style-name="ce15" office:value-type="string" calcext:value-type="string">
            <text:p>{</text:p>
          </table:table-cell>
          <table:table-cell table:number-columns-repeated="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5",""},</text:p>
          </table:table-cell>
          <table:table-cell table:number-columns-repeated="9" table:style-name="ce16" office:value-type="string" calcext:value-type="string">
            <text:p>{"4","ize_Dm`c|MLCtAbC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A 6</text:p>
          </table:table-cell>
          <table:table-cell table:style-name="ce15" office:value-type="string" calcext:value-type="string">
            <text:p>{</text:p>
          </table:table-cell>
          <table:table-cell table:number-columns-repeated="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6",""},</text:p>
          </table:table-cell>
          <table:table-cell table:number-columns-repeated="2" table:style-name="ce15" office:value-type="string" calcext:value-type="string">
            <text:p>{"7","y}e_Dcdc|M_@SEO"},</text:p>
          </table:table-cell>
          <table:table-cell table:number-columns-repeated="5" table:style-name="ce15" office:value-type="string" calcext:value-type="string">
            <text:p>{"13","uaf_Dmdc|MtAY"},</text:p>
          </table:table-cell>
          <table:table-cell table:style-name="ce15" office:value-type="string" calcext:value-type="string">
            <text:p>{"14","__f_Deec|MCQGBKy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B 7</text:p>
          </table:table-cell>
          <table:table-cell table:style-name="ce15" office:value-type="string" calcext:value-type="string">
            <text:p>{</text:p>
          </table:table-cell>
          <table:table-cell table:number-columns-repeated="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7",""},</text:p>
          </table:table-cell>
          <table:table-cell table:number-columns-repeated="4" table:style-name="ce16" office:value-type="string" calcext:value-type="string">
            <text:p>{"8","y}e_Dcdc|MS\\@P"},</text:p>
          </table:table-cell>
          <table:table-cell table:style-name="ce17" office:value-type="string" calcext:value-type="string">
            <text:p>{"6","y}e_Dcdc|M_@SEO"},</text:p>
          </table:table-cell>
          <table:table-cell table:style-name="ce16" office:value-type="string" calcext:value-type="string">
            <text:p>{"6","y}e_Dcdc|M_@SEO"},</text:p>
          </table:table-cell>
          <table:table-cell table:style-name="ce16" office:value-type="string" calcext:value-type="string">
            <text:p>{"6","<text:a xlink:href="mailto:y%7De_Dcdc%7CM_@SEO" xlink:type="simple">y}e_Dcdc|M_@SEO</text:a>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C 8</text:p>
          </table:table-cell>
          <table:table-cell table:style-name="ce15" office:value-type="string" calcext:value-type="string">
            <text:p>{</text:p>
          </table:table-cell>
          <table:table-cell table:number-columns-repeated="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8",""},</text:p>
          </table:table-cell>
          <table:table-cell table:number-columns-repeated="5" table:style-name="ce15" office:value-type="string" calcext:value-type="string">
            <text:p>{"9","i~e_Dubc|MwAZ"},</text:p>
          </table:table-cell>
          <table:table-cell table:style-name="ce15" office:value-type="string" calcext:value-type="string">
            <text:p>{"7","y}e_Dcdc|MS\\@P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D 9</text:p>
          </table:table-cell>
          <table:table-cell table:style-name="ce15" office:value-type="string" calcext:value-type="string">
            <text:p>{</text:p>
          </table:table-cell>
          <table:table-cell table:number-columns-repeated="9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9",""},</text:p>
          </table:table-cell>
          <table:table-cell table:number-columns-repeated="2" table:style-name="ce16" office:value-type="string" calcext:value-type="string">
            <text:p>{"10","ecf_Deac|MbAS"},</text:p>
          </table:table-cell>
          <table:table-cell table:number-columns-repeated="3" table:style-name="ce16" office:value-type="string" calcext:value-type="string">
            <text:p>{"13","aaf_Dyac|MSqA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E 10</text:p>
          </table:table-cell>
          <table:table-cell table:style-name="ce15" office:value-type="string" calcext:value-type="string">
            <text:p>{</text:p>
          </table:table-cell>
          <table:table-cell table:number-columns-repeated="10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0",""},</text:p>
          </table:table-cell>
          <table:table-cell table:number-columns-repeated="2" table:style-name="ce15" office:value-type="string" calcext:value-type="string">
            <text:p>{"11","ecf_Deac|MWFCQYQ"},</text:p>
          </table:table-cell>
          <table:table-cell table:number-columns-repeated="2" table:style-name="ce15" office:value-type="string" calcext:value-type="string">
            <text:p>{"9","ecf_Deac|MbAS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F 11</text:p>
          </table:table-cell>
          <table:table-cell table:style-name="ce15" office:value-type="string" calcext:value-type="string">
            <text:p>{</text:p>
          </table:table-cell>
          <table:table-cell table:number-columns-repeated="11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1",""},</text:p>
          </table:table-cell>
          <table:table-cell table:number-columns-repeated="3" table:style-name="ce16" office:value-type="string" calcext:value-type="string">
            <text:p>{"12","{cf_Dwcc|MSD@NK\\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G 12</text:p>
          </table:table-cell>
          <table:table-cell table:style-name="ce15" office:value-type="string" calcext:value-type="string">
            <text:p>{</text:p>
          </table:table-cell>
          <table:table-cell table:number-columns-repeated="1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2",""},</text:p>
          </table:table-cell>
          <table:table-cell table:number-columns-repeated="2" table:style-name="ce15" office:value-type="string" calcext:value-type="string">
            <text:p>{"13","uaf_Dmdc|MgAT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H 13</text:p>
          </table:table-cell>
          <table:table-cell table:style-name="ce15" office:value-type="string" calcext:value-type="string">
            <text:p>{</text:p>
          </table:table-cell>
          <table:table-cell table:number-columns-repeated="1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6","uaf_Dmdc|MtAY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Hp 14</text:p>
          </table:table-cell>
          <table:table-cell table:style-name="ce15" office:value-type="string" calcext:value-type="string">
            <text:p>{</text:p>
          </table:table-cell>
          <table:table-cell table:number-columns-repeated="1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4","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Oat 15</text:p>
          </table:table-cell>
          <table:table-cell table:style-name="ce15" office:value-type="string" calcext:value-type="string">
            <text:p>{</text:p>
          </table:table-cell>
          <table:table-cell table:number-columns-repeated="1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5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Sc 16</text:p>
          </table:table-cell>
          <table:table-cell table:style-name="ce15" office:value-type="string" calcext:value-type="string">
            <text:p>{</text:p>
          </table:table-cell>
          <table:table-cell table:number-columns-repeated="1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6",""}</text:p>
          </table:table-cell>
          <table:table-cell table:style-name="ce15" office:value-type="string" calcext:value-type="string">
            <text:p>}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3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17" table:default-cell-style-name="ce18"/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office:value-type="string" calcext:value-type="string">
            <text:p>{“0”,””},</text:p>
          </table:table-cell>
          <table:table-cell table:number-columns-repeated="13" office:value-type="string" calcext:value-type="string">
            <text:p>{“1” , “_~e_D_zc|MTzAEBCBCBADAF?F@D@BBDBBB@B@B@dA|GHDHGH^ 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office:value-type="string" calcext:value-type="string">
            <text:p>{“0”,””},</text:p>
          </table:table-cell>
          <table:table-cell office:value-type="string" calcext:value-type="string">
            <text:p>{“1”,””},</text:p>
          </table:table-cell>
          <table:table-cell office:value-type="string" calcext:value-type="string">
            <text:p>{“2”,”_ze_Dkkc|MfAhH ”},</text:p>
          </table:table-cell>
          <table:table-cell office:value-type="string" calcext:value-type="string">
            <text:p>{“3”,”_ze_Dkkc|Mb@xCfAWDAD@D@B?~@Ymg ”},</text:p>
          </table:table-cell>
          <table:table-cell office:value-type="string" calcext:value-type="string">
            <text:p>{“2”,”_ze_Dkkc|MfAhH ”},</text:p>
          </table:table-cell>
          <table:table-cell office:value-type="string" calcext:value-type="string">
            <text:p>{“0”,””},</text:p>
          </table:table-cell>
          <table:table-cell table:number-columns-repeated="8" office:value-type="string" calcext:value-type="string">
            <text:p>{“7”,”_ze_Dkkc|Md@nCE@CB?B?@CDEDGFEDEBGDE@G@G@G@G@ 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2”,””},</text:p>
          </table:table-cell>
          <table:table-cell office:value-type="string" calcext:value-type="string">
            <text:p>{“3”,”}we_Dcbc|M]mCfAWDAD@D@B?~@Y ”},</text:p>
          </table:table-cell>
          <table:table-cell office:value-type="string" calcext:value-type="string">
            <text:p>{“4”,”<text:a xlink:href="mailto:wwe_Dabc%7CMy@HB" xlink:type="simple">wwe_Dabc|My@HB</text:a>`@]H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7”,”wwe_Dabc|Me@mCMRWRQHg@De@YUj@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3" office:value-type="string" calcext:value-type="string">
            <text:p>{“0”,””},</text:p>
          </table:table-cell>
          <table:table-cell office:value-type="string" calcext:value-type="string">
            <text:p>{“3”,””},</text:p>
          </table:table-cell>
          <table:table-cell office:value-type="string" calcext:value-type="string">
            <text:p>{“2”,”}we_Dcbc|M]mCfAWDAD@D@B?~@Y 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“7”,”y}e_Dcdc|MRg@b@RPCXAd@WP_@~Ck@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4" office:value-type="string" calcext:value-type="string">
            <text:p>{“0”,””},</text:p>
          </table:table-cell>
          <table:table-cell office:value-type="string" calcext:value-type="string">
            <text:p>{“4”,”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“7”,”y}e_Dcdc|MRg@b@RVEHJGl@Fl@Rf@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5" office:value-type="string" calcext:value-type="string">
            <text:p>{“0”,””},</text:p>
          </table:table-cell>
          <table:table-cell office:value-type="string" calcext:value-type="string">
            <text:p>{“5”,””},</text:p>
          </table:table-cell>
          <table:table-cell table:number-columns-repeated="10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6" office:value-type="string" calcext:value-type="string">
            <text:p>{“0”,””},</text:p>
          </table:table-cell>
          <table:table-cell office:value-type="string" calcext:value-type="string">
            <text:p>{“6”,””},</text:p>
          </table:table-cell>
          <table:table-cell office:value-type="string" calcext:value-type="string">
            <text:p>{“7”,”<text:a xlink:href="mailto:y%7De_Dcdc%7CM_@SEO" xlink:type="simple">y}e_Dcdc|M_@SEO</text:a>”},</text:p>
          </table:table-cell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7" office:value-type="string" calcext:value-type="string">
            <text:p>{“0”,””},</text:p>
          </table:table-cell>
          <table:table-cell office:value-type="string" calcext:value-type="string">
            <text:p>{“7”,””},</text:p>
          </table:table-cell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8”,””},</text:p>
          </table:table-cell>
          <table:table-cell table:number-columns-repeated="7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9" office:value-type="string" calcext:value-type="string">
            <text:p>{“0”,””},</text:p>
          </table:table-cell>
          <table:table-cell office:value-type="string" calcext:value-type="string">
            <text:p>{“9”,””},</text:p>
          </table:table-cell>
          <table:table-cell table:number-columns-repeated="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0" office:value-type="string" calcext:value-type="string">
            <text:p>{“0”,””},</text:p>
          </table:table-cell>
          <table:table-cell office:value-type="string" calcext:value-type="string">
            <text:p>{“10”,””},</text:p>
          </table:table-cell>
          <table:table-cell table:number-columns-repeated="5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1" office:value-type="string" calcext:value-type="string">
            <text:p>{“0”,””},</text:p>
          </table:table-cell>
          <table:table-cell office:value-type="string" calcext:value-type="string">
            <text:p>{“11”,””},</text:p>
          </table:table-cell>
          <table:table-cell table:number-columns-repeated="4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2" office:value-type="string" calcext:value-type="string">
            <text:p>{“0”,””},</text:p>
          </table:table-cell>
          <table:table-cell office:value-type="string" calcext:value-type="string">
            <text:p>{“12”,””},</text:p>
          </table:table-cell>
          <table:table-cell table:number-columns-repeated="3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3" office:value-type="string" calcext:value-type="string">
            <text:p>{“0”,””},</text:p>
          </table:table-cell>
          <table:table-cell office:value-type="string" calcext:value-type="string">
            <text:p>{“13”,”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4" office:value-type="string" calcext:value-type="string">
            <text:p>{“0”,””},</text:p>
          </table:table-cell>
          <table:table-cell office:value-type="string" calcext:value-type="string">
            <text:p>{“14”,”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5" office:value-type="string" calcext:value-type="string">
            <text:p>{“0”,””},</text:p>
          </table:table-cell>
          <table:table-cell office:value-type="string" calcext:value-type="string">
            <text:p>{“15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16”,””}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7:01:54.813046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58:07.167655184</meta:creation-date>
    <dc:date>2018-12-13T09:21:13.870823473</dc:date>
    <meta:editing-duration>PT2H6M8S</meta:editing-duration>
    <meta:editing-cycles>14</meta:editing-cycles>
    <meta:generator>LibreOffice/6.1.3.2$Linux_X86_64 LibreOffice_project/86daf60bf00efa86ad547e59e09d6bb77c699acb</meta:generator>
    <meta:document-statistic meta:table-count="3" meta:cell-count="936" meta:object-count="0"/>
  </office:meta>
</office:document-meta>
</file>